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6.0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6666ff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9cm" fo:min-width="5.85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9cm" fo:min-width="6.7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6.51cm" svg:height="1.27cm" svg:x="2.27cm" svg:y="2.27cm">
          <text:p text:style-name="P1">AEQU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3.81cm" svg:height="1.27cm" svg:x="2.27cm" svg:y="4.81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3.81cm" svg:height="1.27cm" svg:x="3.54cm" svg:y="7.35cm">
          <text:p text:style-name="P1">Audio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14.97cm" svg:y="4.81cm">
          <text:p text:style-name="P1">Framewor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3.81cm" svg:height="1.27cm" svg:x="8.62cm" svg:y="9.89cm">
          <text:p text:style-name="P1">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3.81cm" svg:height="1.27cm" svg:x="13.7cm" svg:y="7.35cm">
          <text:p text:style-name="P1">File I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0.525cm" svg:y1="3.54cm" svg:x2="4.175cm" svg:y2="4.81cm" draw:start-shape="id1" draw:start-glue-point="6" draw:end-shape="id2" draw:end-glue-point="4" svg:d="M10525 3540v636h-6350v634" svg:viewBox="0 0 6351 1271">
          <text:p/>
        </draw:connector>
        <draw:connector draw:style-name="gr3" draw:text-style-name="P3" draw:layer="layout" svg:x1="10.525cm" svg:y1="3.54cm" svg:x2="16.875cm" svg:y2="4.81cm" draw:start-shape="id1" draw:start-glue-point="6" draw:end-shape="id3" draw:end-glue-point="4" svg:d="M10525 3540v636h6350v634" svg:viewBox="0 0 6351 1271">
          <text:p/>
        </draw:connector>
        <draw:connector draw:style-name="gr3" draw:text-style-name="P3" draw:layer="layout" draw:line-skew="1.142cm" svg:x1="10.525cm" svg:y1="3.54cm" svg:x2="5.445cm" svg:y2="7.35cm" draw:start-shape="id1" draw:start-glue-point="6" draw:end-shape="id4" draw:end-glue-point="0" svg:d="M10525 3540v3048h-5080v762" svg:viewBox="0 0 5081 3811">
          <text:p/>
        </draw:connector>
        <draw:connector draw:style-name="gr3" draw:text-style-name="P3" draw:layer="layout" draw:line-skew="1.142cm" svg:x1="10.525cm" svg:y1="3.54cm" svg:x2="15.605cm" svg:y2="7.35cm" draw:start-shape="id1" draw:start-glue-point="6" draw:end-shape="id5" draw:end-glue-point="4" svg:d="M10525 3540v3048h5080v762" svg:viewBox="0 0 5081 3811">
          <text:p/>
        </draw:connector>
        <draw:connector draw:style-name="gr3" draw:text-style-name="P3" draw:layer="layout" svg:x1="10.525cm" svg:y1="3.54cm" svg:x2="10.525cm" svg:y2="9.89cm" draw:start-shape="id1" draw:start-glue-point="6" draw:end-shape="id6" draw:end-glue-point="4" svg:d="M10525 3540v6350" svg:viewBox="0 0 1 6351">
          <text:p/>
        </draw:connector>
        <draw:connector draw:style-name="gr4" draw:text-style-name="P3" draw:layer="layout" svg:x1="14.97cm" svg:y1="5.445cm" svg:x2="6.08cm" svg:y2="5.445cm" draw:start-shape="id3" draw:start-glue-point="5" draw:end-shape="id2" draw:end-glue-point="7" svg:d="M14970 5445h-8890" svg:viewBox="0 0 8891 1">
          <text:p/>
        </draw:connector>
        <draw:connector draw:style-name="gr4" draw:text-style-name="P3" draw:layer="layout" svg:x1="14.97cm" svg:y1="5.445cm" svg:x2="7.35cm" svg:y2="7.985cm" draw:start-shape="id3" draw:start-glue-point="5" draw:end-shape="id4" svg:d="M14970 5445h-3810v2540h-3810" svg:viewBox="0 0 7621 2541">
          <text:p/>
        </draw:connector>
        <draw:connector draw:style-name="gr5" draw:text-style-name="P3" draw:layer="layout" draw:line-skew="-0.001cm" svg:x1="13.7cm" svg:y1="7.985cm" svg:x2="6.08cm" svg:y2="5.445cm" draw:start-shape="id5" draw:start-glue-point="5" draw:end-shape="id2" svg:d="M13700 7985h-3810v-2540h-3810" svg:viewBox="0 0 7621 2541">
          <text:p/>
        </draw:connector>
        <draw:connector draw:style-name="gr5" draw:text-style-name="P3" draw:layer="layout" svg:x1="13.7cm" svg:y1="7.985cm" svg:x2="7.35cm" svg:y2="7.985cm" draw:start-shape="id5" draw:start-glue-point="5" draw:end-shape="id4" draw:end-glue-point="1" svg:d="M13700 7985h-6350" svg:viewBox="0 0 6351 1">
          <text:p/>
        </draw:connector>
        <draw:custom-shape draw:style-name="gr6" draw:text-style-name="P2" xml:id="id13" draw:id="id13" draw:layer="layout" svg:width="6.35cm" svg:height="1.397cm" svg:x="2.27cm" svg:y="25.13cm">
          <text:p text:style-name="P1">Video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2" xml:id="id11" draw:id="id11" draw:layer="layout" svg:width="7.239cm" svg:height="1.397cm" svg:x="12.049cm" svg:y="25.13cm">
          <text:p text:style-name="P1">Framework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" draw:text-style-name="P2" xml:id="id8" draw:id="id8" draw:layer="layout" svg:width="6.35cm" svg:height="1.397cm" svg:x="3.54cm" svg:y="22.59cm">
          <text:p text:style-name="P1">Audio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" draw:text-style-name="P2" xml:id="id9" draw:id="id9" draw:layer="layout" svg:width="6.35cm" svg:height="1.397cm" svg:x="11.16cm" svg:y="22.59cm">
          <text:p text:style-name="P1">File IO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" draw:text-style-name="P2" xml:id="id7" draw:id="id7" draw:layer="layout" svg:width="6.35cm" svg:height="1.397cm" svg:x="7.35cm" svg:y="20.05cm">
          <text:p text:style-name="P1">Input Namespac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3" draw:layer="layout" svg:x1="10.525cm" svg:y1="11.16cm" svg:x2="10.525cm" svg:y2="20.05cm" draw:start-shape="id6" draw:start-glue-point="6" draw:end-shape="id7" svg:d="M10525 11160v8890" svg:viewBox="0 0 1 8891">
          <text:p/>
        </draw:connector>
        <draw:connector draw:style-name="gr3" draw:text-style-name="P3" draw:layer="layout" svg:x1="5.445cm" svg:y1="8.62cm" svg:x2="6.715cm" svg:y2="22.59cm" draw:start-shape="id4" draw:start-glue-point="2" draw:end-shape="id8" draw:end-glue-point="4" svg:d="M5445 8620v6985h1270v6985" svg:viewBox="0 0 1271 13971">
          <text:p/>
        </draw:connector>
        <draw:connector draw:style-name="gr3" draw:text-style-name="P3" draw:layer="layout" svg:x1="15.605cm" svg:y1="8.62cm" svg:x2="14.335cm" svg:y2="22.59cm" draw:start-shape="id5" draw:start-glue-point="6" draw:end-shape="id9" draw:end-glue-point="4" svg:d="M15605 8620v6985h-1270v6985" svg:viewBox="0 0 1271 13971">
          <text:p/>
        </draw:connector>
        <draw:connector draw:style-name="gr3" draw:text-style-name="P3" draw:layer="layout" draw:line-skew="-0.846cm" svg:x1="16.875cm" svg:y1="6.08cm" svg:x2="18.782cm" svg:y2="8.786cm" draw:start-shape="id3" draw:start-glue-point="6" draw:end-shape="id10" draw:end-glue-point="2" svg:d="M16875 6080v508h1907v2198" svg:viewBox="0 0 1908 2707">
          <text:p/>
        </draw:connector>
        <draw:connector draw:style-name="gr3" draw:text-style-name="P3" xml:id="id10" draw:id="id10" draw:layer="layout" draw:line-skew="7.661cm" svg:x1="18.782cm" svg:y1="8.786cm" svg:x2="15.668cm" svg:y2="25.13cm" draw:end-shape="id11" svg:d="M18782 8786v15582h-3114v762" svg:viewBox="0 0 3115 16345">
          <text:p/>
        </draw:connector>
        <draw:connector draw:style-name="gr3" draw:text-style-name="P3" xml:id="id12" draw:id="id12" draw:layer="layout" draw:line-skew="-1.064cm" svg:x1="4.175cm" svg:y1="6.08cm" svg:x2="2.254cm" svg:y2="8.721cm" draw:start-shape="id2" draw:start-glue-point="6" svg:d="M4175 6080v508h-1921v2133" svg:viewBox="0 0 1922 2642">
          <text:p/>
        </draw:connector>
        <draw:connector draw:style-name="gr3" draw:text-style-name="P3" draw:layer="layout" draw:line-skew="7.443cm" svg:x1="2.254cm" svg:y1="8.721cm" svg:x2="5.445cm" svg:y2="25.13cm" draw:start-shape="id12" draw:start-glue-point="3" draw:end-shape="id13" draw:end-glue-point="4" svg:d="M2254 8721v15647h3191v762" svg:viewBox="0 0 3192 16410">
          <text:p/>
        </draw:connector>
      </draw:page>
      <draw:page draw:name="page2" draw:style-name="dp1" draw:master-page-name="Default"/>
      <draw:page draw:name="page3" draw:style-name="dp1" draw:master-page-name="Default"/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9:25:01.911000000</meta:creation-date>
    <dc:date>2016-09-07T09:34:41.904000000</dc:date>
    <meta:editing-duration>PT9M40S</meta:editing-duration>
    <meta:editing-cycles>1</meta:editing-cycles>
    <meta:document-statistic meta:object-count="27"/>
    <meta:generator>LibreOffice/5.1.3.2$Windows_x86 LibreOffice_project/644e4637d1d8544fd9f56425bd6cec110e49301b</meta:generator>
  </office:meta>
</office:document-meta>
</file>